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2572" officeooo:paragraph-rsid="000e2572"/>
    </style:style>
    <style:style style:name="P2" style:family="paragraph" style:parent-style-name="Standard">
      <style:text-properties officeooo:rsid="000ebb13" officeooo:paragraph-rsid="000ebb13"/>
    </style:style>
    <style:style style:name="P3" style:family="paragraph" style:parent-style-name="Standard">
      <style:text-properties officeooo:rsid="00109e2d" officeooo:paragraph-rsid="00109e2d"/>
    </style:style>
    <style:style style:name="P4" style:family="paragraph" style:parent-style-name="Standard">
      <style:text-properties officeooo:rsid="00131462" officeooo:paragraph-rsid="00131462"/>
    </style:style>
    <style:style style:name="P5" style:family="paragraph" style:parent-style-name="Standard">
      <style:text-properties officeooo:rsid="00154ee0" officeooo:paragraph-rsid="00154ee0"/>
    </style:style>
    <style:style style:name="T1" style:family="text">
      <style:text-properties officeooo:rsid="0011d145"/>
    </style:style>
    <style:style style:name="T2" style:family="text">
      <style:text-properties fo:language="en" fo:country="US" officeooo:rsid="0011d145"/>
    </style:style>
    <style:style style:name="T3" style:family="text">
      <style:text-properties fo:language="ru" fo:country="RU" officeooo:rsid="0011d145"/>
    </style:style>
    <style:style style:name="T4" style:family="text">
      <style:text-properties fo:language="ru" fo:country="RU" officeooo:rsid="00131462"/>
    </style:style>
    <style:style style:name="T5" style:family="text">
      <style:text-properties officeooo:rsid="001477ac"/>
    </style:style>
    <style:style style:name="T6" style:family="text">
      <style:text-properties officeooo:rsid="00163c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именование объекта ав<text:span text:style-name="T1">томатизации: Расписание движения общественного транспорта</text:span></text:p>
      <text:p text:style-name="P1">Описание функционирования объекта:</text:p>
      <text:p text:style-name="P2">Пользователь заходит на интернет-портал (далее сайт), выбирает город, <text:span text:style-name="T1">в котором хочет просмотреть расписание движения, выбирает начальный пункт движения, конечный, время, различные параметры видов движения, на что система должна выдавать информацию, в виде списка возможных путей движения, данный список представляет собой: наименование маршрута движения общественного транспорта (маршрутов), <text:s/>рисунок маршрута (маршрутов) с помощью модуля </text:span><text:span text:style-name="T2">google.maps </text:span><text:span text:style-name="T3">путь от начального до конечного пункта движения, </text:span><text:span text:style-name="T4">приблизительное время проведённое в пути, а также время по промежуточным точкам движения.</text:span></text:p>
      <text:p text:style-name="P4">Входные данные: время начала движения, время конца движения, начальный пункт движения, конечный пункт движения, <text:span text:style-name="T5">маршрут, тип транспорта, город.</text:span></text:p>
      <text:p text:style-name="P5">Выходные данные: <text:span text:style-name="T6">список путей от начального пункта до конечного с указанием начала и конца времени, продолжительности маршрутов движения и т.д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40:13.109000000</meta:creation-date>
    <dc:date>2014-07-21T23:40:42.498000000</dc:date>
    <meta:editing-duration>PT7H50M42S</meta:editing-duration>
    <meta:editing-cycles>8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5" meta:word-count="120" meta:character-count="990" meta:non-whitespace-character-count="874"/>
  </office:meta>
</office:document-meta>
</file>